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what to do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https://www.healthline.com/health/spider-bites#spider-bites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Itching, Rash, Pain, Muscle Pain, Cramping, Red or Purple Blister, Sweating, Difficulty Breathing, Headache, Nausea, Vomiting, Fever, Chills, Anxiety, Swollen lymph glands, High blood pressure</text:p>
          </table:table-cell>
          <table:table-cell office:value-type="string" calcext:value-type="string">
            <text:p>Ice pack, Elevate affected area, Antihistamine (Benadryl), Clean with soap and water, antibiotic ointment if blisters develop</text:p>
          </table:table-cell>
          <table:table-cell office:value-type="string" calcext:value-type="string">
            <text:p>Swelling, Red Welt, Skin 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healthline.com/health/bed-bug-bites" xlink:type="simple">https://www.healthline.com/health/bed-bug-bites</text:a></text:p>
          </table:table-cell>
          <table:table-cell office:value-type="string" calcext:value-type="string">
            <text:p>bed_bugs</text:p>
          </table:table-cell>
          <table:table-cell office:value-type="string" calcext:value-type="string">
            <text:p>few days after bite to show, possibly itching, possibly burning, can cause cellulitis</text:p>
          </table:table-cell>
          <table:table-cell office:value-type="string" calcext:value-type="string">
            <text:p>Ice pack, Cold Cloth, Clean with soap and water, Anti-itch cream, calamine lotion, oral antihistamine, pain reliever to relieve swelling and pain</text:p>
          </table:table-cell>
          <table:table-cell office:value-type="string" calcext:value-type="string">
            <text:p>Swelling, Red, line or zigzag pattern</text:p>
          </table:table-cell>
          <table:table-cell office:value-type="string" calcext:value-type="string">
            <text:p>get rid of infestation by vacuuming or steam-cleaning living area</text:p>
          </table:table-cell>
          <table:table-cell office:value-type="string" calcext:value-type="string">
            <text:p>hand, arm, neck, face</text:p>
          </table:table-cell>
        </table:table-row>
        <table:table-row table:style-name="ro1">
          <table:table-cell office:value-type="string" calcext:value-type="string">
            <text:p><text:a xlink:href="https://www.healthline.com/health/chigger-bites" xlink:type="simple">https://www.healthline.com/health/chigger-bites</text:a></text:p>
          </table:table-cell>
          <table:table-cell office:value-type="string" calcext:value-type="string">
            <text:p>chiggers</text:p>
          </table:table-cell>
          <table:table-cell/>
          <table:table-cell office:value-type="string" calcext:value-type="string">
            <text:p>Clean with soap and water, antiseptic to welts, hydrocortisone cream, calamine lotion</text:p>
          </table:table-cell>
          <table:table-cell office:value-type="string" calcext:value-type="string">
            <text:p>Reddish bumps, Red welts, pimples, hives, blisters, multiple bites</text:p>
          </table:table-cell>
          <table:table-cell/>
          <table:table-cell office:value-type="string" calcext:value-type="string">
            <text:p>warm, moist areas</text:p>
          </table:table-cell>
        </table:table-row>
        <table:table-row table:style-name="ro1">
          <table:table-cell office:value-type="string" calcext:value-type="string">
            <text:p><text:a xlink:href="https://www.healthline.com/health/fire-ant-bites" xlink:type="simple">https://www.healthline.com/health/fire-ant-bites</text:a></text:p>
          </table:table-cell>
          <table:table-cell office:value-type="string" calcext:value-type="string">
            <text:p>fire_ants</text:p>
          </table:table-cell>
          <table:table-cell office:value-type="string" calcext:value-type="string">
            <text:p>sting, itching, pain</text:p>
          </table:table-cell>
          <table:table-cell office:value-type="string" calcext:value-type="string">
            <text:p>Ice pack, Clean with soap and water, Texas A&amp;M recommends half bleach, half water, diluted ammonium solution, aloe vera, witch haz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healthline.com/health/tick-bite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pain, swelling, rash, itching, burning, blisters, difficulty breathing if sever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8:18:49.049138626</meta:creation-date>
    <dc:date>2020-06-01T18:50:47.895773063</dc:date>
    <meta:editing-duration>PT31M49S</meta:editing-duration>
    <meta:editing-cycles>28</meta:editing-cycles>
    <meta:generator>LibreOffice/6.4.3.2$Linux_X86_64 LibreOffice_project/40$Build-2</meta:generator>
    <meta:document-statistic meta:table-count="1" meta:cell-count="31" meta:object-count="0"/>
  </office:meta>
</office:document-meta>
</file>